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fferingClientHttpRequestFactoryTests.createReques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ingClientHttpRequestFactoryTests.repeatable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